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4"/>Command on the A80 <text:s/>board</text:p>
      <text:p text:style-name="P1">A.获取内核源码 ：</text:p>
      <text:p text:style-name="Standard">1.下载CC-A80内核源码:</text:p>
      <text:p text:style-name="Standard">git clone <text:a xlink:type="simple" xlink:href="https://github.com/weety/CC-A80-kernel-source">https://github.com/weety/CC-A80-kernel-source</text:a></text:p>
      <text:p text:style-name="Standard">2.下载内核配置文件：</text:p>
      <text:p text:style-name="Standard">git clone https://github.com/cubieboard/CC-A80-products</text:p>
      <text:p text:style-name="Standard">3.下载ARM版本的gcc-4.6.3编译器：<text:a xlink:type="simple" xlink:href="http://pan.baidu.com/s/1sj5QAXv">http://pan.baidu.com/s/1sj5QAXv</text:a></text:p>
      <text:p text:style-name="Standard">4.下载内核编译脚本：<text:a xlink:type="simple" xlink:href="http://pan.baidu.com/s/1kT4aYnt" office:target-frame-name="_blank" xlink:show="new">http://pan.baidu.com/s/1kT4aYnt</text:a> (需要根据实际路径进行修改)</text:p>
      <text:p text:style-name="Standard"/>
      <text:p text:style-name="Standard"/>
      <text:p text:style-name="P1">B.编译环境搭建</text:p>
      <text:p text:style-name="P1">$sudo apt-get update </text:p>
      <text:p text:style-name="P1">$sudo apt-get upgrade </text:p>
      <text:p text:style-name="Standard">$sudo apt-get install ncurses-dev </text:p>
      <text:p text:style-name="Standard">$sudo apt-get install build-essential git u-boot-tools </text:p>
      <text:p text:style-name="Standard"/>
      <text:p text:style-name="P1">C编译</text:p>
      <text:p text:style-name="Standard"><text:span text:style-name="T1">1.</text:span>编译内核自带的驱动</text:p>
      <text:p text:style-name="Standard">$cp CC-A80-products/cb4/cb4-linaro-server//kernel_defconfig CC-A80-kernel-source/arch/arm/configs/ </text:p>
      <text:p text:style-name="Standard">$cd linux-sunxi/ </text:p>
      <text:p text:style-name="Standard">$make mrproper </text:p>
      <text:p text:style-name="Standard">$make ARCH=arm CROSS_COMPILE=/work/arm-linux-gnueabi-4.6.3/bin/arm-linux-gnueabi- kernel_defconfig </text:p>
      <text:p text:style-name="Standard">$make ARCH=arm menuconfig </text:p>
      <text:p text:style-name="Standard">$ make ARCH=arm CROSS_COMPILE=/work/arm-linux-gnueabi-4.6.3/bin/arm-linux-gnueabi- <text:s/>uImage</text:p>
      <text:p text:style-name="Standard"/>
      <text:p text:style-name="Standard">2.加载模块测试</text:p>
      <text:p text:style-name="P2">helloworld模块的例子供参考：</text:p>
      <text:p text:style-name="Standard">#include&lt;linux/init.h&gt;</text:p>
      <text:p text:style-name="Standard">#include&lt;linux/module.h&gt; </text:p>
      <text:p text:style-name="Standard">MODULE_LICENSE("DUAL BSD/GPL");</text:p>
      <text:p text:style-name="Standard">static int hello_init(void)</text:p>
      <text:p text:style-name="Standard">{</text:p>
      <text:p text:style-name="Standard"><text:tab/>printk(KERN_EMERG "Hello world enter\n"); </text:p>
      <text:p text:style-name="Standard"><text:tab/>return 0;</text:p>
      <text:p text:style-name="Standard">}</text:p>
      <text:p text:style-name="Standard">static void hello_exit(void) </text:p>
      <text:p text:style-name="Standard">{</text:p>
      <text:p text:style-name="Standard"><text:tab/>printk(KERN_EMERG "Hello World exit\n");</text:p>
      <text:p text:style-name="Standard">} </text:p>
      <text:p text:style-name="Standard">module_init(hello_init);</text:p>
      <text:p text:style-name="Standard">module_exit(hello_exit);</text:p>
      <text:p text:style-name="Standard"/>
      <text:p text:style-name="P2"><text:soft-page-break/>Makefile文件内容</text:p>
      <text:p text:style-name="Standard">CC := gcc</text:p>
      <text:p text:style-name="Standard">ifneq ($(KERNELRELEASE),)</text:p>
      <text:p text:style-name="Standard">obj-m := helloworld.o</text:p>
      <text:p text:style-name="Standard">else</text:p>
      <text:p text:style-name="Standard"><text:tab/>#KERNELDIR :=/lib/modules/$(shell uname -r)/build</text:p>
      <text:p text:style-name="Standard"><text:tab/>KERNELDIR :=/home/linaro/work/git/CC-A80-kernel-source</text:p>
      <text:p text:style-name="Standard"><text:tab/>PWD := $(shell pwd)</text:p>
      <text:p text:style-name="Standard">all:</text:p>
      <text:p text:style-name="Standard"><text:tab/>$(MAKE) -C $(KERNELDIR) SUBDIRS=$(PWD) modules</text:p>
      <text:p text:style-name="Standard">endif</text:p>
      <text:p text:style-name="Standard">clean</text:p>
      <text:p text:style-name="Standard"><text:tab/>rm -f *.o *.ko *.mod.c .hello*</text:p>
      <text:p text:style-name="Standard"/>
      <text:p text:style-name="Standard"/>
      <text:p text:style-name="Standard"/>
      <text:p text:style-name="Standard">1.执行$make,没有报错，生成helloworld.ko文件。</text:p>
      <text:p text:style-name="Standard"/>
      <text:p text:style-name="Standard">2.使用insmod加载模块执行 <text:s/>$ insmod helloworld.ko</text:p>
      <text:p text:style-name="Standard"/>
      <text:p text:style-name="Standard">3.使用dmesg命令可以看到helloworld模块加载的打印信息。$dmesg<text:line-break/></text:p>
      <text:p text:style-name="Standard">4.使用rmmod 卸载模块。 $rmmod helloworld </text:p>
      <text:p text:style-name="Standard"/>
      <text:p text:style-name="Standard">但可能报如下的类似错误: </text:p>
      <text:p text:style-name="Standard">hello: disagrees about version of symbol module_layout </text:p>
      <text:p text:style-name="Standard">insmod: ERROR: could not insert module insmod hello.ko: Invalid module format </text:p>
      <text:p text:style-name="Standard">导致加载驱动失败,则需要升级内核与驱动模块目录,让其版本一致。 </text:p>
      <text:p text:style-name="Standard">$mkdir /tmp/build </text:p>
      <text:p text:style-name="Standard">$cd linux-sunxi/ </text:p>
      <text:p text:style-name="Standard">$make ARCH=arm CROSS_COMPILE=/work/arm-linux-gnueabi-4.6.3/bin/arm-linux-gnueabi-modules </text:p>
      <text:p text:style-name="Standard">$make ARCH=arm CROSS_COMPILE=/work/arm-linux-gnueabi-4.6.3/bin/arm-linux-gnueabi- -j4 modules_install </text:p>
      <text:p text:style-name="Standard">INSTALL_MOD_PATH=/tmp/build </text:p>
      <text:p text:style-name="Standard">卸载卡系统第二分区</text:p>
      <text:p text:style-name="Standard">$umount /dev/mmcblk1p2 </text:p>
      <text:p text:style-name="Standard">挂载到/mnt</text:p>
      <text:p text:style-name="Standard">$mount /dev/mmcblk1p2 /mnt/ </text:p>
      <text:p text:style-name="Standard">$cp -R /tmp/build/lib/ /mnt/lib/</text:p>
      <text:p text:style-name="Standard"/>
      <text:p text:style-name="Standard">以卡系统启动为例，替换内核uImage</text:p>
      <text:p text:style-name="Standard">$df -h</text:p>
      <text:p text:style-name="Standard">/dev/mmcblk1p2 <text:s/>7.2G <text:s/>1.8G <text:s/>5.1G <text:s/>26% /media/linaro/e4bfbf3a-5130-42ec-b747-ad96ce4452f4 </text:p>
      <text:p text:style-name="Standard">/dev/mmcblk1p1 <text:s text:c="2"/>28M <text:s/>6.2M <text:s text:c="2"/>22M <text:s/>23% /media/linaro/0000-0F19 </text:p>
      <text:p text:style-name="Standard"/>
      <text:p text:style-name="Standard">$umount <text:s/>/dev/ mmcblk1p1 卸载第一分区</text:p>
      <text:p text:style-name="Standard"><text:soft-page-break/>$mount //dev/ mmcblk1p1 /mnt/ <text:s text:c="2"/>挂载到/mnt</text:p>
      <text:p text:style-name="Standard">$cp CC-A80-kernel-source/arch/arm/boot/uImage /mnt/uImage</text:p>
      <text:p text:style-name="Standard">$reboot <text:s text:c="5"/>重启系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2:05:22</meta:creation-date>
    <dc:date>2015-10-27T15:39:28</dc:date>
    <meta:editing-duration>PT7H8M56S</meta:editing-duration>
    <meta:editing-cycles>34</meta:editing-cycles>
    <meta:generator>LibreOffice/3.5$Linux_X86_64 LibreOffice_project/350m1$Build-2</meta:generator>
    <meta:document-statistic meta:table-count="0" meta:image-count="0" meta:object-count="0" meta:page-count="3" meta:paragraph-count="76" meta:word-count="244" meta:character-count="2422" meta:non-whitespace-character-count="2217"/>
  </office:meta>
</office:document-meta>
</file>